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4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1.095cm"/>
    </style:style>
    <style:style style:name="co4" style:family="table-column">
      <style:table-column-properties fo:break-before="auto" style:column-width="1.4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utikID</text:p>
          </table:table-cell>
          <table:table-cell table:style-name="ce2" office:value-type="string" calcext:value-type="string">
            <text:p>ISBN13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Form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0099537090" calcext:value-type="float">
            <text:p>978009953709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0099537090" calcext:value-type="float">
            <text:p>97800995370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0099537090" calcext:value-type="float">
            <text:p>97800995370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0099537090" calcext:value-type="float">
            <text:p>978009953709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1398518179" calcext:value-type="float">
            <text:p>978139851817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1398518179" calcext:value-type="float">
            <text:p>978139851817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1398518179" calcext:value-type="float">
            <text:p>978139851817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1398518179" calcext:value-type="float">
            <text:p>9781398518179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1612680194" calcext:value-type="float">
            <text:p>978161268019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1612680194" calcext:value-type="float">
            <text:p>97816126801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1612680194" calcext:value-type="float">
            <text:p>978161268019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1612680194" calcext:value-type="float">
            <text:p>9781612680194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00167127" calcext:value-type="float">
            <text:p>97891001671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00167127" calcext:value-type="float">
            <text:p>978910016712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00167127" calcext:value-type="float">
            <text:p>978910016712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13111261" calcext:value-type="float">
            <text:p>97891131112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13111261" calcext:value-type="float">
            <text:p>978911311126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13111261" calcext:value-type="float">
            <text:p>978911311126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13111261" calcext:value-type="float">
            <text:p>978911311126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13122151" calcext:value-type="float">
            <text:p>97891131221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13122151" calcext:value-type="float">
            <text:p>978911312215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13122151" calcext:value-type="float">
            <text:p>978911312215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13122151" calcext:value-type="float">
            <text:p>9789113122151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27179554" calcext:value-type="float">
            <text:p>978912717955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27179554" calcext:value-type="float">
            <text:p>97891271795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27179554" calcext:value-type="float">
            <text:p>97891271795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27179554" calcext:value-type="float">
            <text:p>9789127179554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37152653" calcext:value-type="float">
            <text:p>978913715265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37152653" calcext:value-type="float">
            <text:p>9789137152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37152653" calcext:value-type="float">
            <text:p>97891371526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37152653" calcext:value-type="float">
            <text:p>978913715265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37158686" calcext:value-type="float">
            <text:p>978913715868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37158686" calcext:value-type="float">
            <text:p>978913715868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37158686" calcext:value-type="float">
            <text:p>9789137158686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37158686" calcext:value-type="float">
            <text:p>978913715868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74130416" calcext:value-type="float">
            <text:p>97891741304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74130416" calcext:value-type="float">
            <text:p>978917413041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74130416" calcext:value-type="float">
            <text:p>978917413041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75035505" calcext:value-type="float">
            <text:p>978917503550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75035505" calcext:value-type="float">
            <text:p>978917503550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75035505" calcext:value-type="float">
            <text:p>97891750355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75035505" calcext:value-type="float">
            <text:p>978917503550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3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Blad1.A1:Blad1.D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13:47:40.554000000</meta:creation-date>
    <dc:date>2022-11-21T17:54:52.826000000</dc:date>
    <meta:editing-duration>PT5M9S</meta:editing-duration>
    <meta:editing-cycles>4</meta:editing-cycles>
    <meta:generator>LibreOffice/7.4.0.3$Windows_X86_64 LibreOffice_project/f85e47c08ddd19c015c0114a68350214f7066f5a</meta:generator>
    <meta:document-statistic meta:table-count="1" meta:cell-count="180" meta:object-count="0"/>
  </office:meta>
</office:document-meta>
</file>